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398in"/>
    </style:style>
    <style:style style:name="co2" style:family="table-column">
      <style:table-column-properties fo:break-before="auto" style:column-width="6.242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string" calcext:value-type="string">
            <text:p>/ant/core/trunk/src/main/org/apache/tools/ant/taskdefs/optional/depend/Depen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flectUtil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DirectoryScanner.java</text:p>
          </table:table-cell>
          <table:table-cell office:value-type="string" calcext:value-type="string">
            <text:p>/ant/core/trunk/src/main/org/apache/tools/ant/types/AbstractFileSe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taskdefs/Redirector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AbstractClasspathResource.java</text:p>
          </table:table-cell>
          <table:table-cell office:value-type="string" calcext:value-type="string">
            <text:p>/ant/core/trunk/src/main/org/apache/tools/ant/types/resources/JavaResourc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ComponentHelper.java</text:p>
          </table:table-cell>
          <table:table-cell office:value-type="string" calcext:value-type="string">
            <text:p>/ant/core/trunk/src/main/org/apache/tools/ant/taskdefs/Definer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string" calcext:value-type="string">
            <text:p>/ant/core/trunk/src/main/org/apache/tools/ant/taskdefs/optional/testing/BlockFo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Ge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Task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depend/bcel/DependencyVisitor.java</text:p>
          </table:table-cell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string" calcext:value-type="string">
            <text:p>/ant/core/trunk/src/main/org/apache/tools/ant/taskdefs/TempFile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MatcherFactory.java</text:p>
          </table:table-cell>
          <table:table-cell office:value-type="string" calcext:value-type="string">
            <text:p>/ant/core/trunk/src/main/org/apache/tools/ant/util/regexp/Regexp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ResourceContains.java</text:p>
          </table:table-cell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WaitFor.java</text:p>
          </table:table-cell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.java</text:p>
          </table:table-cell>
          <table:table-cell office:value-type="string" calcext:value-type="string">
            <text:p>/ant/core/trunk/src/main/org/apache/tools/ant/util/ReflectUtil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askdefs/Rmic.java</text:p>
          </table:table-cell>
          <table:table-cell office:value-type="string" calcext:value-type="string">
            <text:p>/ant/core/trunk/src/main/org/apache/tools/ant/util/ResourceUtil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eplaceRegExp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tests/junit/org/apache/tools/ant/util/FileUtilsTest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TempFile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rTest.java</text:p>
          </table:table-cell>
          <table:table-cell office:value-type="string" calcext:value-type="string">
            <text:p>/ant/core/trunk/src/main/org/apache/tools/ant/taskdefs/Ja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tests/junit/org/apache/tools/ant/launch/LocatorTest.java</text:p>
          </table:table-cell>
          <table:table-cell office:value-type="string" calcext:value-type="string">
            <text:p>/ant/core/trunk/src/main/org/apache/tools/ant/launch/Loc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ypes/selectors/ModifiedSelector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ypes/selectors/ModifiedSelectorTest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string" calcext:value-type="string">
            <text:p>/ant/core/trunk/src/main/org/apache/tools/ant/launch/Locato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string" calcext:value-type="string">
            <text:p>/ant/core/trunk/src/main/org/apache/tools/ant/taskdefs/rmic/WLRm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Task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string" calcext:value-type="string">
            <text:p>/ant/core/trunk/src/main/org/apache/tools/ant/taskdefs/optional/Cab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string" calcext:value-type="string">
            <text:p>/ant/core/trunk/src/main/org/apache/tools/ant/taskdefs/optional/unix/Symlink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Impl.java</text:p>
          </table:table-cell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string" calcext:value-type="string">
            <text:p>/ant/core/trunk/src/main/org/apache/tools/ant/taskdefs/optional/testing/BlockFo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XSLTProcess.java</text:p>
          </table:table-cell>
          <table:table-cell office:value-type="string" calcext:value-type="string">
            <text:p>/ant/core/trunk/src/main/org/apache/tools/ant/taskdefs/Xml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launch/Locator.java</text:p>
          </table:table-cell>
          <table:table-cell office:value-type="string" calcext:value-type="string">
            <text:p>/ant/core/trunk/src/tests/junit/org/apache/tools/ant/launch/LocatorTest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string" calcext:value-type="string">
            <text:p>/ant/core/trunk/src/main/org/apache/tools/ant/taskdefs/optional/splash/Splash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string" calcext:value-type="string">
            <text:p>/ant/core/trunk/src/main/org/apache/tools/ant/taskdefs/optional/ssh/SSHExe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string" calcext:value-type="string">
            <text:p>/ant/core/trunk/src/tests/junit/org/apache/tools/ant/taskdefs/ManifestTest.java</text:p>
          </table:table-cell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string" calcext:value-type="string">
            <text:p>/ant/core/trunk/src/main/org/apache/tools/ant/taskdefs/optional/net/TelnetTask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string" calcext:value-type="string">
            <text:p>/ant/core/trunk/src/main/org/apache/tools/ant/taskdefs/optional/splash/SplashTask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va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vaTest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depend/ClassfileSet.java</text:p>
          </table:table-cell>
          <table:table-cell office:value-type="string" calcext:value-type="string">
            <text:p>/ant/core/trunk/src/main/org/apache/tools/ant/taskdefs/rmic/DefaultRmic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ManifestTest.java</text:p>
          </table:table-cell>
          <table:table-cell office:value-type="string" calcext:value-type="string">
            <text:p>/ant/core/trunk/src/main/org/apache/tools/ant/taskdefs/Manifest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ExecTask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ExecTaskTest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Task.java</text:p>
          </table:table-cell>
          <table:table-cell office:value-type="string" calcext:value-type="string">
            <text:p>/ant/core/trunk/src/main/org/apache/tools/ant/taskdefs/optional/ssh/SSHExe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string" calcext:value-type="string">
            <text:p>/ant/core/trunk/src/main/org/apache/tools/ant/taskdefs/optional/ANTL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FixCRLF.java</text:p>
          </table:table-cell>
          <table:table-cell office:value-type="string" calcext:value-type="string">
            <text:p>/ant/core/trunk/src/main/org/apache/tools/ant/taskdefs/optional/unix/Symlink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WLRmic.java</text:p>
          </table:table-cell>
          <table:table-cell office:value-type="string" calcext:value-type="string">
            <text:p>/ant/core/trunk/src/main/org/apache/tools/ant/taskdefs/rmic/DefaultRmic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string" calcext:value-type="string">
            <text:p>/ant/core/trunk/src/main/org/apache/tools/ant/taskdefs/optional/testing/BlockFo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ANTLR.java</text:p>
          </table:table-cell>
          <table:table-cell office:value-type="string" calcext:value-type="string">
            <text:p>/ant/core/trunk/src/main/org/apache/tools/ant/taskdefs/optional/depend/Depe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TempFile.java</text:p>
          </table:table-cell>
          <table:table-cell office:value-type="string" calcext:value-type="string">
            <text:p>/ant/core/trunk/src/main/org/apache/tools/ant/taskdefs/optional/net/FTP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F8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7:23:07.890409002</dc:date>
    <meta:document-statistic meta:table-count="1" meta:cell-count="480" meta:object-count="0"/>
    <meta:generator>LibreOffice/4.2.7.2$Linux_X86_64 LibreOffice_project/420m0$Build-2</meta:generator>
  </office:meta>
</office:document-meta>
</file>